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8B003B2791E24E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ce181e" style:text-outline="false" fo:text-shadow="none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ce181e" style:text-outline="false" fo:text-shadow="none"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ce181e" style:text-outline="false" fo:font-size="10.5pt" fo:text-shadow="none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671cm" svg:height="11.064cm" svg:x="4.4cm" svg:y="2cm">
          <draw:image xlink:href="Pictures/1000020100000780000004388B003B2791E24E31.png" xlink:type="simple" xlink:show="embed" xlink:actuate="onLoad">
            <text:p/>
          </draw:image>
        </draw:frame>
        <draw:frame draw:style-name="gr2" draw:text-style-name="P3" draw:layer="layout" svg:width="4.046cm" svg:height="0.662cm" svg:x="4.351cm" svg:y="1.4cm">
          <draw:text-box>
            <text:p text:style-name="P2"><text:span text:style-name="T1">Archivos proyecto</text:span></text:p>
          </draw:text-box>
        </draw:frame>
        <draw:frame draw:style-name="gr2" draw:text-style-name="P3" draw:layer="layout" svg:width="4.046cm" svg:height="0.662cm" svg:x="12.8cm" svg:y="1.338cm">
          <draw:text-box>
            <text:p text:style-name="P2"><text:span text:style-name="T1">Edición</text:span></text:p>
          </draw:text-box>
        </draw:frame>
        <draw:frame draw:style-name="gr2" draw:text-style-name="P3" draw:layer="layout" svg:width="4.046cm" svg:height="0.662cm" svg:x="21.3cm" svg:y="1.338cm">
          <draw:text-box>
            <text:p text:style-name="P2"><text:span text:style-name="T1">Git/Github</text:span></text:p>
          </draw:text-box>
        </draw:frame>
        <draw:frame draw:style-name="gr2" draw:text-style-name="P3" draw:layer="layout" svg:width="4.046cm" svg:height="0.662cm" svg:x="12.8cm" svg:y="1.338cm">
          <draw:text-box>
            <text:p text:style-name="P2"><text:span text:style-name="T1">Edición</text:span></text:p>
          </draw:text-box>
        </draw:frame>
        <draw:frame draw:style-name="gr2" draw:text-style-name="P3" draw:layer="layout" svg:width="4.046cm" svg:height="0.662cm" svg:x="16.554cm" svg:y="12.2cm">
          <draw:text-box>
            <text:p text:style-name="P2"><text:span text:style-name="T1">Foot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09:52:10.515418727</meta:creation-date>
    <dc:date>2020-09-11T10:34:20.052004367</dc:date>
    <meta:editing-duration>PT31M59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